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14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be 3 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1.5431" office:value-type="float" office:value="1.5431" calcext:value-type="float">
            <text:p>1,5431</text:p>
          </table:table-cell>
          <table:table-cell table:number-columns-repeated="6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4" office:value-type="float" office:value="-3.254477" calcext:value-type="float">
            <text:p>-3,25447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3"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i*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1" office:value-type="string" calcext:value-type="string">
            <text:p>fcu</text:p>
          </table:table-cell>
          <table:table-cell table:style-name="ce1" office:value-type="string" calcext:value-type="string">
            <text:p>fau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/>
          <table:table-cell table:formula="of:=41.87" office:value-type="float" office:value="41.87" calcext:value-type="float">
            <text:p>41,87</text:p>
          </table:table-cell>
          <table:table-cell/>
          <table:table-cell table:style-name="ce3" table:formula="of:=([.$F$2]*SQRT([.F14]))/(2*SIN([.H14]*PI()/(2*180)))" office:value-type="float" office:value="3.74008288360365" calcext:value-type="float">
            <text:p>3,7401</text:p>
          </table:table-cell>
          <table:table-cell/>
          <table:table-cell table:formula="of:=SIN([.H14]/2/180*PI())/[.$F$2]" office:value-type="float" office:value="0.231552463070018" calcext:value-type="float">
            <text:p>0,2315524631</text:p>
          </table:table-cell>
          <table:table-cell/>
          <table:table-cell table:style-name="ce1" table:formula="of:=[.$M$3]*EXP(-[.$M$4]*[.$L14]^2)+[.$N$3]*EXP(-[.$N$4]*[.$L14]^2)+[.$O$3]*EXP(-[.$O$4]*[.$L14]^2)+[.$P$3]*EXP(-[.$P$4]*[.$L14]^2)+[.$Q$3]*EXP(-[.$Q$4]*[.$L14]^2)+[.$S$3]" office:value-type="float" office:value="22.3766841954424" calcext:value-type="float">
            <text:p>22,38</text:p>
          </table:table-cell>
          <table:table-cell table:style-name="ce1" table:formula="of:=[.$M$5]*EXP(-[.$M$6]*[.$L14]^2)+[.$N$5]*EXP(-[.$N$6]*[.$L14]^2)+[.$O$5]*EXP(-[.$O$6]*[.$L14]^2)+[.$P$5]*EXP(-[.$P$6]*[.$L14]^2)+[.$Q$5]*EXP(-[.$Q$6]*[.$L14]^2)+[.$S$5]" office:value-type="float" office:value="64.6913611224619" calcext:value-type="float">
            <text:p>64,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/>
          <table:table-cell office:value-type="float" office:value="48.64" calcext:value-type="float">
            <text:p>48,64</text:p>
          </table:table-cell>
          <table:table-cell/>
          <table:table-cell table:style-name="ce3" table:formula="of:=([.$F$2]*SQRT([.F15]))/(2*SIN([.H15]*PI()/(2*180)))" office:value-type="float" office:value="3.74691191221942" calcext:value-type="float">
            <text:p>3,7469</text:p>
          </table:table-cell>
          <table:table-cell/>
          <table:table-cell table:formula="of:=SIN([.H15]/2/180*PI())/[.$F$2]" office:value-type="float" office:value="0.266886445005233" calcext:value-type="float">
            <text:p>0,266886445</text:p>
          </table:table-cell>
          <table:table-cell/>
          <table:table-cell table:style-name="ce1" table:formula="of:=[.$M$3]*EXP(-[.$M$4]*[.$L15]^2)+[.$N$3]*EXP(-[.$N$4]*[.$L15]^2)+[.$O$3]*EXP(-[.$O$4]*[.$L15]^2)+[.$P$3]*EXP(-[.$P$4]*[.$L15]^2)+[.$Q$3]*EXP(-[.$Q$4]*[.$L15]^2)+[.$S$3]" office:value-type="float" office:value="21.0765292776909" calcext:value-type="float">
            <text:p>21,08</text:p>
          </table:table-cell>
          <table:table-cell table:style-name="ce1" table:formula="of:=[.$M$5]*EXP(-[.$M$6]*[.$L15]^2)+[.$N$5]*EXP(-[.$N$6]*[.$L15]^2)+[.$O$5]*EXP(-[.$O$6]*[.$L15]^2)+[.$P$5]*EXP(-[.$P$6]*[.$L15]^2)+[.$Q$5]*EXP(-[.$Q$6]*[.$L15]^2)+[.$S$5]" office:value-type="float" office:value="61.910448289405" calcext:value-type="float">
            <text:p>61,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/>
          <table:table-cell office:value-type="float" office:value="71.29" calcext:value-type="float">
            <text:p>71,29</text:p>
          </table:table-cell>
          <table:table-cell/>
          <table:table-cell table:style-name="ce3" table:formula="of:=([.$F$2]*SQRT([.F18]))/(2*SIN([.H18]*PI()/(2*180)))" office:value-type="float" office:value="3.74471087843055" calcext:value-type="float">
            <text:p>3,7447</text:p>
          </table:table-cell>
          <table:table-cell/>
          <table:table-cell table:formula="of:=SIN([.H18]/2/180*PI())/[.$F$2]" office:value-type="float" office:value="0.377656275286547" calcext:value-type="float">
            <text:p>0,3776562753</text:p>
          </table:table-cell>
          <table:table-cell/>
          <table:table-cell table:style-name="ce1" table:formula="of:=[.$M$3]*EXP(-[.$M$4]*[.$L18]^2)+[.$N$3]*EXP(-[.$N$4]*[.$L18]^2)+[.$O$3]*EXP(-[.$O$4]*[.$L18]^2)+[.$P$3]*EXP(-[.$P$4]*[.$L18]^2)+[.$Q$3]*EXP(-[.$Q$4]*[.$L18]^2)+[.$S$3]" office:value-type="float" office:value="17.2134407399592" calcext:value-type="float">
            <text:p>17,21</text:p>
          </table:table-cell>
          <table:table-cell table:style-name="ce1" table:formula="of:=[.$M$5]*EXP(-[.$M$6]*[.$L18]^2)+[.$N$5]*EXP(-[.$N$6]*[.$L18]^2)+[.$O$5]*EXP(-[.$O$6]*[.$L18]^2)+[.$P$5]*EXP(-[.$P$6]*[.$L18]^2)+[.$Q$5]*EXP(-[.$Q$6]*[.$L18]^2)+[.$S$5]" office:value-type="float" office:value="54.0233445929077" calcext:value-type="float">
            <text:p>54,0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/>
          <table:table-cell office:value-type="float" office:value="86.07" calcext:value-type="float">
            <text:p>86,07</text:p>
          </table:table-cell>
          <table:table-cell/>
          <table:table-cell table:style-name="ce3" table:formula="of:=([.$F$2]*SQRT([.F22]))/(2*SIN([.H22]*PI()/(2*180)))" office:value-type="float" office:value="3.74966757682137" calcext:value-type="float">
            <text:p>3,7497</text:p>
          </table:table-cell>
          <table:table-cell/>
          <table:table-cell table:formula="of:=SIN([.H22]/2/180*PI())/[.$F$2]" office:value-type="float" office:value="0.442255843005546" calcext:value-type="float">
            <text:p>0,442255843</text:p>
          </table:table-cell>
          <table:table-cell/>
          <table:table-cell table:style-name="ce1" table:formula="of:=[.$M$3]*EXP(-[.$M$4]*[.$L22]^2)+[.$N$3]*EXP(-[.$N$4]*[.$L22]^2)+[.$O$3]*EXP(-[.$O$4]*[.$L22]^2)+[.$P$3]*EXP(-[.$P$4]*[.$L22]^2)+[.$Q$3]*EXP(-[.$Q$4]*[.$L22]^2)+[.$S$3]" office:value-type="float" office:value="15.2492404028685" calcext:value-type="float">
            <text:p>15,25</text:p>
          </table:table-cell>
          <table:table-cell table:style-name="ce1" table:formula="of:=[.$M$5]*EXP(-[.$M$6]*[.$L22]^2)+[.$N$5]*EXP(-[.$N$6]*[.$L22]^2)+[.$O$5]*EXP(-[.$O$6]*[.$L22]^2)+[.$P$5]*EXP(-[.$P$6]*[.$L22]^2)+[.$Q$5]*EXP(-[.$Q$6]*[.$L22]^2)+[.$S$5]" office:value-type="float" office:value="50.0486183021587" calcext:value-type="float">
            <text:p>50,05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/>
          <table:table-cell office:value-type="float" office:value="91.02" calcext:value-type="float">
            <text:p>91,02</text:p>
          </table:table-cell>
          <table:table-cell/>
          <table:table-cell table:style-name="ce3" table:formula="of:=([.$F$2]*SQRT([.F23]))/(2*SIN([.H23]*PI()/(2*180)))" office:value-type="float" office:value="3.74660726261097" calcext:value-type="float">
            <text:p>3,7466</text:p>
          </table:table-cell>
          <table:table-cell/>
          <table:table-cell table:formula="of:=SIN([.H23]/2/180*PI())/[.$F$2]" office:value-type="float" office:value="0.462298470633357" calcext:value-type="float">
            <text:p>0,4622984706</text:p>
          </table:table-cell>
          <table:table-cell/>
          <table:table-cell table:style-name="ce1" table:formula="of:=[.$M$3]*EXP(-[.$M$4]*[.$L23]^2)+[.$N$3]*EXP(-[.$N$4]*[.$L23]^2)+[.$O$3]*EXP(-[.$O$4]*[.$L23]^2)+[.$P$3]*EXP(-[.$P$4]*[.$L23]^2)+[.$Q$3]*EXP(-[.$Q$4]*[.$L23]^2)+[.$S$3]" office:value-type="float" office:value="14.6921159885188" calcext:value-type="float">
            <text:p>14,69</text:p>
          </table:table-cell>
          <table:table-cell table:style-name="ce1" table:formula="of:=[.$M$5]*EXP(-[.$M$6]*[.$L23]^2)+[.$N$5]*EXP(-[.$N$6]*[.$L23]^2)+[.$O$5]*EXP(-[.$O$6]*[.$L23]^2)+[.$P$5]*EXP(-[.$P$6]*[.$L23]^2)+[.$Q$5]*EXP(-[.$Q$6]*[.$L23]^2)+[.$S$5]" office:value-type="float" office:value="48.9116838090003" calcext:value-type="float">
            <text:p>48,91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/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office:value-type="string" calcext:value-type="string">
            <text:p>Standardabweichung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table:formula="of:=AVERAGE([.J14:.J23])" office:value-type="float" office:value="3.74559610273719" calcext:value-type="float">
            <text:p>3,746</text:p>
          </table:table-cell>
          <table:table-cell table:style-name="ce2" table:formula="of:=STDEV([.J14:.J23])" office:value-type="float" office:value="0.00355351612454445" calcext:value-type="float">
            <text:p>0,004</text:p>
          </table:table-cell>
          <table:table-cell table:number-columns-repeated="10"/>
        </table:table-row>
      </table:table>
      <table:table table:name="Probe 2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formula="of:=1.5419" office:value-type="float" office:value="1.5419" calcext:value-type="float">
            <text:p>1,5419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4" office:value-type="float" office:value="-3.254477" calcext:value-type="float">
            <text:p>-3,25447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float" office:value="37.94" calcext:value-type="float">
            <text:p>37,94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hi*2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s</text:p>
          </table:table-cell>
          <table:table-cell/>
          <table:table-cell table:style-name="ce1" office:value-type="string" calcext:value-type="string">
            <text:p>fcu</text:p>
          </table:table-cell>
          <table:table-cell table:style-name="ce1" office:value-type="string" calcext:value-type="string">
            <text:p>fau</text:p>
          </table:table-cell>
          <table:table-cell/>
          <table:table-cell office:value-type="string" calcext:value-type="string">
            <text:p>I 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S^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3"/>
          <table:table-cell table:style-name="Default"/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table:number-columns-repeated="2"/>
          <table:table-cell table:style-name="ce3" table:formula="of:=([.$F$2]*SQRT([.F12]))/(2*SIN([.G12]*PI()/(2*180)))" office:value-type="string" office:string-value="" calcext:value-type="error">
            <text:p>#DIV/0!</text:p>
          </table:table-cell>
          <table:table-cell table:style-name="Default"/>
          <table:table-cell table:formula="of:=SIN([.G12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2]^2)+[.$N$3]*EXP(-[.$N$4]*[.$K12]^2)+[.$O$3]*EXP(-[.$O$4]*[.$K12]^2)+[.$P$3]*EXP(-[.$P$4]*[.$K12]^2)+[.$Q$3]*EXP(-[.$Q$4]*[.$K12]^2)+[.$S$3]" office:value-type="float" office:value="28.992065" calcext:value-type="float">
            <text:p>28,99</text:p>
          </table:table-cell>
          <table:table-cell table:style-name="ce1" table:formula="of:=[.$M$5]*EXP(-[.$M$6]*[.$K12]^2)+[.$N$5]*EXP(-[.$N$6]*[.$K12]^2)+[.$O$5]*EXP(-[.$O$6]*[.$K12]^2)+[.$P$5]*EXP(-[.$P$6]*[.$K12]^2)+[.$Q$5]*EXP(-[.$Q$6]*[.$K12]^2)+[.$S$5]" office:value-type="float" office:value="78.967458" calcext:value-type="float">
            <text:p>78,97</text:p>
          </table:table-cell>
          <table:table-cell/>
          <table:table-cell table:style-name="ce5" office:value-type="float" office:value="112.816" calcext:value-type="float">
            <text:p>112,816</text:p>
          </table:table-cell>
          <table:table-cell office:value-type="float" office:value="6" calcext:value-type="float">
            <text:p>6</text:p>
          </table:table-cell>
          <table:table-cell table:formula="of:=(1+COS([.G12]*PI()/180)^2)/(4*SIN([.G12]*PI()/180/2)^2*COS([.G12]*PI()/180/2))" office:value-type="string" office:string-value="" calcext:value-type="error">
            <text:p>#DIV/0!</text:p>
          </table:table-cell>
          <table:table-cell/>
          <table:table-cell table:formula="of:=[.P12]/[.P14]*(([.N14]+[.M14]*3)/([.N12]-[.M12]))^2*(([.Q14]*[.R14])/([.Q12]*[.R12]))" office:value-type="string" office:string-value="" calcext:value-type="error">
            <text:p>#DIV/0!</text:p>
          </table:table-cell>
          <table:table-cell table:formula="of:=SQRT([.T12])" office:value-type="string" office:string-value="" calcext:value-type="error">
            <text:p>#DIV/0!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table:number-columns-repeated="2"/>
          <table:table-cell table:style-name="ce3" table:formula="of:=([.$F$2]*SQRT([.F13]))/(2*SIN([.G13]*PI()/(2*180)))" office:value-type="string" office:string-value="" calcext:value-type="error">
            <text:p>#DIV/0!</text:p>
          </table:table-cell>
          <table:table-cell table:style-name="Default"/>
          <table:table-cell table:formula="of:=SIN([.G13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3]^2)+[.$N$3]*EXP(-[.$N$4]*[.$K13]^2)+[.$O$3]*EXP(-[.$O$4]*[.$K13]^2)+[.$P$3]*EXP(-[.$P$4]*[.$K13]^2)+[.$Q$3]*EXP(-[.$Q$4]*[.$K13]^2)+[.$S$3]" office:value-type="float" office:value="28.992065" calcext:value-type="float">
            <text:p>28,99</text:p>
          </table:table-cell>
          <table:table-cell table:style-name="ce1" table:formula="of:=[.$M$5]*EXP(-[.$M$6]*[.$K13]^2)+[.$N$5]*EXP(-[.$N$6]*[.$K13]^2)+[.$O$5]*EXP(-[.$O$6]*[.$K13]^2)+[.$P$5]*EXP(-[.$P$6]*[.$K13]^2)+[.$Q$5]*EXP(-[.$Q$6]*[.$K13]^2)+[.$S$5]" office:value-type="float" office:value="78.967458" calcext:value-type="float">
            <text:p>78,97</text:p>
          </table:table-cell>
          <table:table-cell/>
          <table:table-cell table:style-name="ce5" office:value-type="float" office:value="40.788" calcext:value-type="float">
            <text:p>40,788</text:p>
          </table:table-cell>
          <table:table-cell office:value-type="float" office:value="12" calcext:value-type="float">
            <text:p>12</text:p>
          </table:table-cell>
          <table:table-cell table:formula="of:=(1+COS([.G13]*PI()/180)^2)/(4*SIN([.G13]*PI()/180/2)^2*COS([.G13]*PI()/180/2))" office:value-type="string" office:string-value="" calcext:value-type="error">
            <text:p>#DIV/0!</text:p>
          </table:table-cell>
          <table:table-cell/>
          <table:table-cell table:formula="of:=[.P13]/[.P14]*(([.N14]+[.M14]*3)/([.N13]-[.M13]))^2*(([.Q14]*[.R14])/([.Q13]*[.R13]))" office:value-type="string" office:string-value="" calcext:value-type="error">
            <text:p>#DIV/0!</text:p>
          </table:table-cell>
          <table:table-cell table:formula="of:=SQRT([.T13])" office:value-type="string" office:string-value="" calcext:value-type="error">
            <text:p>#DIV/0!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 table:number-columns-repeated="2"/>
          <table:table-cell table:style-name="ce3" table:formula="of:=([.$F$2]*SQRT([.F14]))/(2*SIN([.G14]*PI()/(2*180)))" office:value-type="string" office:string-value="" calcext:value-type="error">
            <text:p>#DIV/0!</text:p>
          </table:table-cell>
          <table:table-cell table:style-name="Default"/>
          <table:table-cell table:formula="of:=SIN([.G14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4]^2)+[.$N$3]*EXP(-[.$N$4]*[.$K14]^2)+[.$O$3]*EXP(-[.$O$4]*[.$K14]^2)+[.$P$3]*EXP(-[.$P$4]*[.$K14]^2)+[.$Q$3]*EXP(-[.$Q$4]*[.$K14]^2)+[.$S$3]" office:value-type="float" office:value="28.992065" calcext:value-type="float">
            <text:p>28,99</text:p>
          </table:table-cell>
          <table:table-cell table:style-name="ce1" table:formula="of:=[.$M$5]*EXP(-[.$M$6]*[.$K14]^2)+[.$N$5]*EXP(-[.$N$6]*[.$K14]^2)+[.$O$5]*EXP(-[.$O$6]*[.$K14]^2)+[.$P$5]*EXP(-[.$P$6]*[.$K14]^2)+[.$Q$5]*EXP(-[.$Q$6]*[.$K14]^2)+[.$S$5]" office:value-type="float" office:value="78.967458" calcext:value-type="float">
            <text:p>78,97</text:p>
          </table:table-cell>
          <table:table-cell/>
          <table:table-cell table:style-name="ce5" office:value-type="float" office:value="632.918" calcext:value-type="float">
            <text:p>632,918</text:p>
          </table:table-cell>
          <table:table-cell office:value-type="float" office:value="8" calcext:value-type="float">
            <text:p>8</text:p>
          </table:table-cell>
          <table:table-cell table:formula="of:=(1+COS([.G14]*PI()/180)^2)/(4*SIN([.G14]*PI()/180/2)^2*COS([.G14]*PI()/180/2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 table:number-columns-repeated="2"/>
          <table:table-cell table:style-name="ce3" table:formula="of:=([.$F$2]*SQRT([.F15]))/(2*SIN([.G15]*PI()/(2*180)))" office:value-type="string" office:string-value="" calcext:value-type="error">
            <text:p>#DIV/0!</text:p>
          </table:table-cell>
          <table:table-cell table:style-name="Default"/>
          <table:table-cell table:formula="of:=SIN([.G15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5]^2)+[.$N$3]*EXP(-[.$N$4]*[.$K15]^2)+[.$O$3]*EXP(-[.$O$4]*[.$K15]^2)+[.$P$3]*EXP(-[.$P$4]*[.$K15]^2)+[.$Q$3]*EXP(-[.$Q$4]*[.$K15]^2)+[.$S$3]" office:value-type="float" office:value="28.992065" calcext:value-type="float">
            <text:p>28,99</text:p>
          </table:table-cell>
          <table:table-cell table:style-name="ce1" table:formula="of:=[.$M$5]*EXP(-[.$M$6]*[.$K15]^2)+[.$N$5]*EXP(-[.$N$6]*[.$K15]^2)+[.$O$5]*EXP(-[.$O$6]*[.$K15]^2)+[.$P$5]*EXP(-[.$P$6]*[.$K15]^2)+[.$Q$5]*EXP(-[.$Q$6]*[.$K15]^2)+[.$S$5]" office:value-type="float" office:value="78.967458" calcext:value-type="float">
            <text:p>78,97</text:p>
          </table:table-cell>
          <table:table-cell/>
          <table:table-cell table:style-name="ce5" office:value-type="float" office:value="806.729" calcext:value-type="float">
            <text:p>806,729</text:p>
          </table:table-cell>
          <table:table-cell office:value-type="float" office:value="6" calcext:value-type="float">
            <text:p>6</text:p>
          </table:table-cell>
          <table:table-cell table:formula="of:=(1+COS([.G15]*PI()/180)^2)/(4*SIN([.G15]*PI()/180/2)^2*COS([.G15]*PI()/180/2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table:number-columns-repeated="2"/>
          <table:table-cell table:style-name="ce3" table:formula="of:=([.$F$2]*SQRT([.F16]))/(2*SIN([.G16]*PI()/(2*180)))" office:value-type="string" office:string-value="" calcext:value-type="error">
            <text:p>#DIV/0!</text:p>
          </table:table-cell>
          <table:table-cell table:style-name="Default"/>
          <table:table-cell table:formula="of:=SIN([.G16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6]^2)+[.$N$3]*EXP(-[.$N$4]*[.$K16]^2)+[.$O$3]*EXP(-[.$O$4]*[.$K16]^2)+[.$P$3]*EXP(-[.$P$4]*[.$K16]^2)+[.$Q$3]*EXP(-[.$Q$4]*[.$K16]^2)+[.$S$3]" office:value-type="float" office:value="28.992065" calcext:value-type="float">
            <text:p>28,99</text:p>
          </table:table-cell>
          <table:table-cell table:style-name="ce1" table:formula="of:=[.$M$5]*EXP(-[.$M$6]*[.$K16]^2)+[.$N$5]*EXP(-[.$N$6]*[.$K16]^2)+[.$O$5]*EXP(-[.$O$6]*[.$K16]^2)+[.$P$5]*EXP(-[.$P$6]*[.$K16]^2)+[.$Q$5]*EXP(-[.$Q$6]*[.$K16]^2)+[.$S$5]" office:value-type="float" office:value="78.967458" calcext:value-type="float">
            <text:p>78,97</text:p>
          </table:table-cell>
          <table:table-cell/>
          <table:table-cell table:style-name="ce5" office:value-type="float" office:value="75.449" calcext:value-type="float">
            <text:p>75,449</text:p>
          </table:table-cell>
          <table:table-cell office:value-type="float" office:value="24" calcext:value-type="float">
            <text:p>24</text:p>
          </table:table-cell>
          <table:table-cell table:formula="of:=(1+COS([.G16]*PI()/180)^2)/(4*SIN([.G16]*PI()/180/2)^2*COS([.G16]*PI()/180/2))" office:value-type="string" office:string-value="" calcext:value-type="error">
            <text:p>#DIV/0!</text:p>
          </table:table-cell>
          <table:table-cell/>
          <table:table-cell table:formula="of:=[.P16]/[.P14]*(([.N14]+[.M14]*3)/([.N16]-[.M16]))^2*(([.Q14]*[.R14])/([.Q16]*[.R16]))" office:value-type="string" office:string-value="" calcext:value-type="error">
            <text:p>#DIV/0!</text:p>
          </table:table-cell>
          <table:table-cell table:formula="of:=SQRT([.T16])" office:value-type="string" office:string-value="" calcext:value-type="error">
            <text:p>#DIV/0!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table:number-columns-repeated="2"/>
          <table:table-cell table:style-name="ce3" table:formula="of:=([.$F$2]*SQRT([.F17]))/(2*SIN([.G17]*PI()/(2*180)))" office:value-type="string" office:string-value="" calcext:value-type="error">
            <text:p>#DIV/0!</text:p>
          </table:table-cell>
          <table:table-cell table:style-name="Default"/>
          <table:table-cell table:formula="of:=SIN([.G17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7]^2)+[.$N$3]*EXP(-[.$N$4]*[.$K17]^2)+[.$O$3]*EXP(-[.$O$4]*[.$K17]^2)+[.$P$3]*EXP(-[.$P$4]*[.$K17]^2)+[.$Q$3]*EXP(-[.$Q$4]*[.$K17]^2)+[.$S$3]" office:value-type="float" office:value="28.992065" calcext:value-type="float">
            <text:p>28,99</text:p>
          </table:table-cell>
          <table:table-cell table:style-name="ce1" table:formula="of:=[.$M$5]*EXP(-[.$M$6]*[.$K17]^2)+[.$N$5]*EXP(-[.$N$6]*[.$K17]^2)+[.$O$5]*EXP(-[.$O$6]*[.$K17]^2)+[.$P$5]*EXP(-[.$P$6]*[.$K17]^2)+[.$Q$5]*EXP(-[.$Q$6]*[.$K17]^2)+[.$S$5]" office:value-type="float" office:value="78.967458" calcext:value-type="float">
            <text:p>78,97</text:p>
          </table:table-cell>
          <table:table-cell/>
          <table:table-cell table:style-name="ce5" office:value-type="float" office:value="53.757" calcext:value-type="float">
            <text:p>53,757</text:p>
          </table:table-cell>
          <table:table-cell office:value-type="float" office:value="24" calcext:value-type="float">
            <text:p>24</text:p>
          </table:table-cell>
          <table:table-cell table:formula="of:=(1+COS([.G17]*PI()/180)^2)/(4*SIN([.G17]*PI()/180/2)^2*COS([.G17]*PI()/180/2))" office:value-type="string" office:string-value="" calcext:value-type="error">
            <text:p>#DIV/0!</text:p>
          </table:table-cell>
          <table:table-cell/>
          <table:table-cell table:formula="of:=[.P17]/[.P14]*(([.N14]+[.M14]*3)/([.N17]-[.M17]))^2*(([.Q14]*[.R14])/([.Q17]*[.R17]))" office:value-type="string" office:string-value="" calcext:value-type="error">
            <text:p>#DIV/0!</text:p>
          </table:table-cell>
          <table:table-cell table:formula="of:=SQRT([.T17])" office:value-type="string" office:string-value="" calcext:value-type="error">
            <text:p>#DIV/0!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 table:number-columns-repeated="2"/>
          <table:table-cell table:style-name="ce3" table:formula="of:=([.$F$2]*SQRT([.F18]))/(2*SIN([.G18]*PI()/(2*180)))" office:value-type="string" office:string-value="" calcext:value-type="error">
            <text:p>#DIV/0!</text:p>
          </table:table-cell>
          <table:table-cell table:style-name="Default"/>
          <table:table-cell table:formula="of:=SIN([.G18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8]^2)+[.$N$3]*EXP(-[.$N$4]*[.$K18]^2)+[.$O$3]*EXP(-[.$O$4]*[.$K18]^2)+[.$P$3]*EXP(-[.$P$4]*[.$K18]^2)+[.$Q$3]*EXP(-[.$Q$4]*[.$K18]^2)+[.$S$3]" office:value-type="float" office:value="28.992065" calcext:value-type="float">
            <text:p>28,99</text:p>
          </table:table-cell>
          <table:table-cell table:style-name="ce1" table:formula="of:=[.$M$5]*EXP(-[.$M$6]*[.$K18]^2)+[.$N$5]*EXP(-[.$N$6]*[.$K18]^2)+[.$O$5]*EXP(-[.$O$6]*[.$K18]^2)+[.$P$5]*EXP(-[.$P$6]*[.$K18]^2)+[.$Q$5]*EXP(-[.$Q$6]*[.$K18]^2)+[.$S$5]" office:value-type="float" office:value="78.967458" calcext:value-type="float">
            <text:p>78,97</text:p>
          </table:table-cell>
          <table:table-cell/>
          <table:table-cell table:style-name="ce5" office:value-type="float" office:value="483.813" calcext:value-type="float">
            <text:p>483,813</text:p>
          </table:table-cell>
          <table:table-cell office:value-type="float" office:value="12" calcext:value-type="float">
            <text:p>12</text:p>
          </table:table-cell>
          <table:table-cell table:formula="of:=(1+COS([.G18]*PI()/180)^2)/(4*SIN([.G18]*PI()/180/2)^2*COS([.G18]*PI()/180/2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table:number-columns-repeated="2"/>
          <table:table-cell table:style-name="ce3" table:formula="of:=([.$F$2]*SQRT([.F19]))/(2*SIN([.G19]*PI()/(2*180)))" office:value-type="string" office:string-value="" calcext:value-type="error">
            <text:p>#DIV/0!</text:p>
          </table:table-cell>
          <table:table-cell table:style-name="Default"/>
          <table:table-cell table:formula="of:=SIN([.G19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19]^2)+[.$N$3]*EXP(-[.$N$4]*[.$K19]^2)+[.$O$3]*EXP(-[.$O$4]*[.$K19]^2)+[.$P$3]*EXP(-[.$P$4]*[.$K19]^2)+[.$Q$3]*EXP(-[.$Q$4]*[.$K19]^2)+[.$S$3]" office:value-type="float" office:value="28.992065" calcext:value-type="float">
            <text:p>28,99</text:p>
          </table:table-cell>
          <table:table-cell table:style-name="ce1" table:formula="of:=[.$M$5]*EXP(-[.$M$6]*[.$K19]^2)+[.$N$5]*EXP(-[.$N$6]*[.$K19]^2)+[.$O$5]*EXP(-[.$O$6]*[.$K19]^2)+[.$P$5]*EXP(-[.$P$6]*[.$K19]^2)+[.$Q$5]*EXP(-[.$Q$6]*[.$K19]^2)+[.$S$5]" office:value-type="float" office:value="78.967458" calcext:value-type="float">
            <text:p>78,97</text:p>
          </table:table-cell>
          <table:table-cell/>
          <table:table-cell table:style-name="ce5" office:value-type="float" office:value="88.33" calcext:value-type="float">
            <text:p>88,33</text:p>
          </table:table-cell>
          <table:table-cell office:value-type="float" office:value="24" calcext:value-type="float">
            <text:p>24</text:p>
          </table:table-cell>
          <table:table-cell table:formula="of:=(1+COS([.G19]*PI()/180)^2)/(4*SIN([.G19]*PI()/180/2)^2*COS([.G19]*PI()/180/2))" office:value-type="string" office:string-value="" calcext:value-type="error">
            <text:p>#DIV/0!</text:p>
          </table:table-cell>
          <table:table-cell/>
          <table:table-cell table:formula="of:=[.P19]/[.P14]*(([.N14]+[.M14]*3)/([.N19]-[.M19]))^2*(([.Q14]*[.R14])/([.Q19]*[.R19]))" office:value-type="string" office:string-value="" calcext:value-type="error">
            <text:p>#DIV/0!</text:p>
          </table:table-cell>
          <table:table-cell table:formula="of:=SQRT([.T19])" office:value-type="string" office:string-value="" calcext:value-type="error">
            <text:p>#DIV/0!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table:number-columns-repeated="2"/>
          <table:table-cell table:style-name="ce3" table:formula="of:=([.$F$2]*SQRT([.F20]))/(2*SIN([.G20]*PI()/(2*180)))" office:value-type="string" office:string-value="" calcext:value-type="error">
            <text:p>#DIV/0!</text:p>
          </table:table-cell>
          <table:table-cell table:style-name="Default"/>
          <table:table-cell table:formula="of:=SIN([.G20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20]^2)+[.$N$3]*EXP(-[.$N$4]*[.$K20]^2)+[.$O$3]*EXP(-[.$O$4]*[.$K20]^2)+[.$P$3]*EXP(-[.$P$4]*[.$K20]^2)+[.$Q$3]*EXP(-[.$Q$4]*[.$K20]^2)+[.$S$3]" office:value-type="float" office:value="28.992065" calcext:value-type="float">
            <text:p>28,99</text:p>
          </table:table-cell>
          <table:table-cell table:style-name="ce1" table:formula="of:=[.$M$5]*EXP(-[.$M$6]*[.$K20]^2)+[.$N$5]*EXP(-[.$N$6]*[.$K20]^2)+[.$O$5]*EXP(-[.$O$6]*[.$K20]^2)+[.$P$5]*EXP(-[.$P$6]*[.$K20]^2)+[.$Q$5]*EXP(-[.$Q$6]*[.$K20]^2)+[.$S$5]" office:value-type="float" office:value="78.967458" calcext:value-type="float">
            <text:p>78,97</text:p>
          </table:table-cell>
          <table:table-cell/>
          <table:table-cell table:style-name="ce5" office:value-type="float" office:value="88.33" calcext:value-type="float">
            <text:p>88,33</text:p>
          </table:table-cell>
          <table:table-cell office:value-type="float" office:value="6" calcext:value-type="float">
            <text:p>6</text:p>
          </table:table-cell>
          <table:table-cell table:formula="of:=(1+COS([.G20]*PI()/180)^2)/(4*SIN([.G20]*PI()/180/2)^2*COS([.G20]*PI()/180/2))" office:value-type="string" office:string-value="" calcext:value-type="error">
            <text:p>#DIV/0!</text:p>
          </table:table-cell>
          <table:table-cell/>
          <table:table-cell table:formula="of:=[.P20]/[.P22]*(([.N22]+[.M22]*3)/([.N20]-[.M20]))^2*(([.Q22]*[.R22])/([.Q20]*[.R20]))" office:value-type="string" office:string-value="" calcext:value-type="error">
            <text:p>#DIV/0!</text:p>
          </table:table-cell>
          <table:table-cell table:formula="of:=SQRT([.T20])" office:value-type="string" office:string-value="" calcext:value-type="error">
            <text:p>#DIV/0!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table:number-columns-repeated="2"/>
          <table:table-cell table:style-name="ce3" table:formula="of:=([.$F$2]*SQRT([.F21]))/(2*SIN([.G21]*PI()/(2*180)))" office:value-type="string" office:string-value="" calcext:value-type="error">
            <text:p>#DIV/0!</text:p>
          </table:table-cell>
          <table:table-cell table:style-name="Default"/>
          <table:table-cell table:formula="of:=SIN([.G21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21]^2)+[.$N$3]*EXP(-[.$N$4]*[.$K21]^2)+[.$O$3]*EXP(-[.$O$4]*[.$K21]^2)+[.$P$3]*EXP(-[.$P$4]*[.$K21]^2)+[.$Q$3]*EXP(-[.$Q$4]*[.$K21]^2)+[.$S$3]" office:value-type="float" office:value="28.992065" calcext:value-type="float">
            <text:p>28,99</text:p>
          </table:table-cell>
          <table:table-cell table:style-name="ce1" table:formula="of:=[.$M$5]*EXP(-[.$M$6]*[.$K21]^2)+[.$N$5]*EXP(-[.$N$6]*[.$K21]^2)+[.$O$5]*EXP(-[.$O$6]*[.$K21]^2)+[.$P$5]*EXP(-[.$P$6]*[.$K21]^2)+[.$Q$5]*EXP(-[.$Q$6]*[.$K21]^2)+[.$S$5]" office:value-type="float" office:value="78.967458" calcext:value-type="float">
            <text:p>78,97</text:p>
          </table:table-cell>
          <table:table-cell/>
          <table:table-cell table:style-name="ce5" office:value-type="float" office:value="83.061" calcext:value-type="float">
            <text:p>83,061</text:p>
          </table:table-cell>
          <table:table-cell office:value-type="float" office:value="24" calcext:value-type="float">
            <text:p>24</text:p>
          </table:table-cell>
          <table:table-cell table:formula="of:=(1+COS([.G21]*PI()/180)^2)/(4*SIN([.G21]*PI()/180/2)^2*COS([.G21]*PI()/180/2))" office:value-type="string" office:string-value="" calcext:value-type="error">
            <text:p>#DIV/0!</text:p>
          </table:table-cell>
          <table:table-cell/>
          <table:table-cell table:formula="of:=[.P21]/[.P22]*(([.N22]+[.M22]*3)/([.N21]-[.M21]))^2*(([.Q22]*[.R22])/([.Q21]*[.R21]))" office:value-type="string" office:string-value="" calcext:value-type="error">
            <text:p>#DIV/0!</text:p>
          </table:table-cell>
          <table:table-cell table:formula="of:=SQRT([.T21])" office:value-type="string" office:string-value="" calcext:value-type="error">
            <text:p>#DIV/0!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 table:number-columns-repeated="2"/>
          <table:table-cell table:style-name="ce3" table:formula="of:=([.$F$2]*SQRT([.F22]))/(2*SIN([.G22]*PI()/(2*180)))" office:value-type="string" office:string-value="" calcext:value-type="error">
            <text:p>#DIV/0!</text:p>
          </table:table-cell>
          <table:table-cell table:style-name="Default"/>
          <table:table-cell table:formula="of:=SIN([.G22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22]^2)+[.$N$3]*EXP(-[.$N$4]*[.$K22]^2)+[.$O$3]*EXP(-[.$O$4]*[.$K22]^2)+[.$P$3]*EXP(-[.$P$4]*[.$K22]^2)+[.$Q$3]*EXP(-[.$Q$4]*[.$K22]^2)+[.$S$3]" office:value-type="float" office:value="28.992065" calcext:value-type="float">
            <text:p>28,99</text:p>
          </table:table-cell>
          <table:table-cell table:style-name="ce1" table:formula="of:=[.$M$5]*EXP(-[.$M$6]*[.$K22]^2)+[.$N$5]*EXP(-[.$N$6]*[.$K22]^2)+[.$O$5]*EXP(-[.$O$6]*[.$K22]^2)+[.$P$5]*EXP(-[.$P$6]*[.$K22]^2)+[.$Q$5]*EXP(-[.$Q$6]*[.$K22]^2)+[.$S$5]" office:value-type="float" office:value="78.967458" calcext:value-type="float">
            <text:p>78,97</text:p>
          </table:table-cell>
          <table:table-cell/>
          <table:table-cell table:style-name="ce5" office:value-type="float" office:value="740.63" calcext:value-type="float">
            <text:p>740,63</text:p>
          </table:table-cell>
          <table:table-cell office:value-type="float" office:value="24" calcext:value-type="float">
            <text:p>24</text:p>
          </table:table-cell>
          <table:table-cell table:formula="of:=(1+COS([.G22]*PI()/180)^2)/(4*SIN([.G22]*PI()/180/2)^2*COS([.G22]*PI()/180/2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 table:number-columns-repeated="2"/>
          <table:table-cell table:style-name="ce3" table:formula="of:=([.$F$2]*SQRT([.F23]))/(2*SIN([.G23]*PI()/(2*180)))" office:value-type="string" office:string-value="" calcext:value-type="error">
            <text:p>#DIV/0!</text:p>
          </table:table-cell>
          <table:table-cell table:style-name="Default"/>
          <table:table-cell table:formula="of:=SIN([.G23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23]^2)+[.$N$3]*EXP(-[.$N$4]*[.$K23]^2)+[.$O$3]*EXP(-[.$O$4]*[.$K23]^2)+[.$P$3]*EXP(-[.$P$4]*[.$K23]^2)+[.$Q$3]*EXP(-[.$Q$4]*[.$K23]^2)+[.$S$3]" office:value-type="float" office:value="28.992065" calcext:value-type="float">
            <text:p>28,99</text:p>
          </table:table-cell>
          <table:table-cell table:style-name="ce1" table:formula="of:=[.$M$5]*EXP(-[.$M$6]*[.$K23]^2)+[.$N$5]*EXP(-[.$N$6]*[.$K23]^2)+[.$O$5]*EXP(-[.$O$6]*[.$K23]^2)+[.$P$5]*EXP(-[.$P$6]*[.$K23]^2)+[.$Q$5]*EXP(-[.$Q$6]*[.$K23]^2)+[.$S$5]" office:value-type="float" office:value="78.967458" calcext:value-type="float">
            <text:p>78,97</text:p>
          </table:table-cell>
          <table:table-cell/>
          <table:table-cell table:style-name="ce5" office:value-type="float" office:value="181.852" calcext:value-type="float">
            <text:p>181,852</text:p>
          </table:table-cell>
          <table:table-cell office:value-type="float" office:value="8" calcext:value-type="float">
            <text:p>8</text:p>
          </table:table-cell>
          <table:table-cell table:formula="of:=(1+COS([.G23]*PI()/180)^2)/(4*SIN([.G23]*PI()/180/2)^2*COS([.G23]*PI()/180/2)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^2+[.C24]^2+[.D24]^2" office:value-type="float" office:value="13" calcext:value-type="float">
            <text:p>13</text:p>
          </table:table-cell>
          <table:table-cell table:number-columns-repeated="2"/>
          <table:table-cell table:style-name="ce3" table:formula="of:=([.$F$2]*SQRT([.F24]))/(2*SIN([.G24]*PI()/(2*180)))" office:value-type="string" office:string-value="" calcext:value-type="error">
            <text:p>#DIV/0!</text:p>
          </table:table-cell>
          <table:table-cell table:style-name="Default"/>
          <table:table-cell table:formula="of:=SIN([.G24]/2/180*PI())/[.$F$2]" office:value-type="float" office:value="0" calcext:value-type="float">
            <text:p>0</text:p>
          </table:table-cell>
          <table:table-cell/>
          <table:table-cell table:style-name="ce1" table:formula="of:=[.$M$3]*EXP(-[.$M$4]*[.$K24]^2)+[.$N$3]*EXP(-[.$N$4]*[.$K24]^2)+[.$O$3]*EXP(-[.$O$4]*[.$K24]^2)+[.$P$3]*EXP(-[.$P$4]*[.$K24]^2)+[.$Q$3]*EXP(-[.$Q$4]*[.$K24]^2)+[.$S$3]" office:value-type="float" office:value="28.992065" calcext:value-type="float">
            <text:p>28,99</text:p>
          </table:table-cell>
          <table:table-cell table:style-name="ce1" table:formula="of:=[.$M$5]*EXP(-[.$M$6]*[.$K24]^2)+[.$N$5]*EXP(-[.$N$6]*[.$K24]^2)+[.$O$5]*EXP(-[.$O$6]*[.$K24]^2)+[.$P$5]*EXP(-[.$P$6]*[.$K24]^2)+[.$Q$5]*EXP(-[.$Q$6]*[.$K24]^2)+[.$S$5]" office:value-type="float" office:value="78.967458" calcext:value-type="float">
            <text:p>78,97</text:p>
          </table:table-cell>
          <table:table-cell/>
          <table:table-cell table:style-name="ce5" office:value-type="float" office:value="77.484" calcext:value-type="float">
            <text:p>77,484</text:p>
          </table:table-cell>
          <table:table-cell office:value-type="float" office:value="24" calcext:value-type="float">
            <text:p>24</text:p>
          </table:table-cell>
          <table:table-cell table:formula="of:=(1+COS([.G24]*PI()/180)^2)/(4*SIN([.G24]*PI()/180/2)^2*COS([.G24]*PI()/180/2))" office:value-type="string" office:string-value="" calcext:value-type="error">
            <text:p>#DIV/0!</text:p>
          </table:table-cell>
          <table:table-cell/>
          <table:table-cell table:formula="of:=[.P24]/[.P18]*(([.N18]+[.M18]*3)/([.N24]-[.M24]))^2*(([.Q18]*[.R18])/([.Q24]*[.R24]))" office:value-type="string" office:string-value="" calcext:value-type="error">
            <text:p>#DIV/0!</text:p>
          </table:table-cell>
          <table:table-cell table:formula="of:=SQRT([.T24])" office:value-type="string" office:string-value="" calcext:value-type="error">
            <text:p>#DIV/0!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office:value-type="string" calcext:value-type="string">
            <text:p>Standardabweichung</text:p>
          </table:table-cell>
          <table:table-cell table:number-columns-repeated="11"/>
          <table:table-cell table:formula="of:=AVERAGE([.U12:.U24])" office:value-type="string" office:string-value="" calcext:value-type="error">
            <text:p>#DIV/0!</text:p>
          </table:table-cell>
          <table:table-cell table:formula="of:=STDEV([.U12:.U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table:style-name="ce2" table:formula="of:=AVERAGE([.I12:.I25])" office:value-type="string" office:string-value="" calcext:value-type="error">
            <text:p>#DIV/0!</text:p>
          </table:table-cell>
          <table:table-cell table:style-name="ce2" table:formula="of:=STDEV([.I12:.I24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12"/>
        </table:table-row>
        <table:table-row table:style-name="ro1" table:number-rows-repeated="104853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robe 1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 table:formula="of:=1.5419" office:value-type="float" office:value="1.5419" calcext:value-type="float">
            <text:p>1,5419</text:p>
          </table:table-cell>
          <table:table-cell table:number-columns-repeated="6"/>
          <table:table-cell office:value-type="string" calcext:value-type="string">
            <text:p>i =1</text:p>
          </table:table-cell>
          <table:table-cell office:value-type="string" calcext:value-type="string">
            <text:p>i =2</text:p>
          </table:table-cell>
          <table:table-cell office:value-type="string" calcext:value-type="string">
            <text:p>i =3</text:p>
          </table:table-cell>
          <table:table-cell office:value-type="string" calcext:value-type="string">
            <text:p>i =4</text:p>
          </table:table-cell>
          <table:table-cell office:value-type="string" calcext:value-type="string">
            <text:p>i =5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u</text:p>
          </table:table-cell>
          <table:table-cell office:value-type="string" calcext:value-type="string">
            <text:p>ai</text:p>
          </table:table-cell>
          <table:table-cell office:value-type="float" office:value="14.014192" calcext:value-type="float">
            <text:p>14,014192</text:p>
          </table:table-cell>
          <table:table-cell office:value-type="float" office:value="4.784577" calcext:value-type="float">
            <text:p>4,784577</text:p>
          </table:table-cell>
          <table:table-cell office:value-type="float" office:value="5.056806" calcext:value-type="float">
            <text:p>5,056806</text:p>
          </table:table-cell>
          <table:table-cell office:value-type="float" office:value="1.457971" calcext:value-type="float">
            <text:p>1,457971</text:p>
          </table:table-cell>
          <table:table-cell office:value-type="float" office:value="6.932996" calcext:value-type="float">
            <text:p>6,932996</text:p>
          </table:table-cell>
          <table:table-cell/>
          <table:table-cell table:style-name="ce4" office:value-type="float" office:value="-3.254477" calcext:value-type="float">
            <text:p>-3,25447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3.73828" calcext:value-type="float">
            <text:p>3,73828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13.034982" calcext:value-type="float">
            <text:p>13,034982</text:p>
          </table:table-cell>
          <table:table-cell office:value-type="float" office:value="72.554794" calcext:value-type="float">
            <text:p>72,554794</text:p>
          </table:table-cell>
          <table:table-cell office:value-type="float" office:value="0.265666" calcext:value-type="float">
            <text:p>0,26566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Au</text:p>
          </table:table-cell>
          <table:table-cell office:value-type="string" calcext:value-type="string">
            <text:p>ai</text:p>
          </table:table-cell>
          <table:table-cell office:value-type="float" office:value="16.77739" calcext:value-type="float">
            <text:p>16,77739</text:p>
          </table:table-cell>
          <table:table-cell office:value-type="float" office:value="19.317156" calcext:value-type="float">
            <text:p>19,317156</text:p>
          </table:table-cell>
          <table:table-cell office:value-type="float" office:value="32.979683" calcext:value-type="float">
            <text:p>32,979683</text:p>
          </table:table-cell>
          <table:table-cell office:value-type="float" office:value="5.595453" calcext:value-type="float">
            <text:p>5,595453</text:p>
          </table:table-cell>
          <table:table-cell office:value-type="float" office:value="10.576854" calcext:value-type="float">
            <text:p>10,576854</text:p>
          </table:table-cell>
          <table:table-cell/>
          <table:table-cell office:value-type="float" office:value="-6.279078" calcext:value-type="float">
            <text:p>-6,279078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bi</text:p>
          </table:table-cell>
          <table:table-cell office:value-type="float" office:value="0.122737" calcext:value-type="float">
            <text:p>0,122737</text:p>
          </table:table-cell>
          <table:table-cell office:value-type="float" office:value="8.62157" calcext:value-type="float">
            <text:p>8,62157</text:p>
          </table:table-cell>
          <table:table-cell office:value-type="float" office:value="1.256902" calcext:value-type="float">
            <text:p>1,256902</text:p>
          </table:table-cell>
          <table:table-cell office:value-type="float" office:value="38.00882" calcext:value-type="float">
            <text:p>38,00882</text:p>
          </table:table-cell>
          <table:table-cell office:value-type="float" office:value="0.000601" calcext:value-type="float">
            <text:p>0,00060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Phi*2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s</text:p>
          </table:table-cell>
          <table:table-cell/>
          <table:table-cell table:style-name="ce1" office:value-type="string" calcext:value-type="string">
            <text:p>fcu</text:p>
          </table:table-cell>
          <table:table-cell table:style-name="ce1" office:value-type="string" calcext:value-type="string">
            <text:p>fau</text:p>
          </table:table-cell>
          <table:table-cell/>
          <table:table-cell office:value-type="string" calcext:value-type="string">
            <text:p>I are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S^2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3"/>
          <table:table-cell table:style-name="Default"/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^2+[.C12]^2+[.D12]^2" office:value-type="float" office:value="1" calcext:value-type="float">
            <text:p>1</text:p>
          </table:table-cell>
          <table:table-cell office:value-type="float" office:value="24.23" calcext:value-type="float">
            <text:p>24,23</text:p>
          </table:table-cell>
          <table:table-cell/>
          <table:table-cell table:style-name="ce3" table:formula="of:=([.$F$2]*SQRT([.F12]))/(2*SIN([.G12]*PI()/(2*180)))" office:value-type="float" office:value="3.67338508290549" calcext:value-type="float">
            <text:p>3,6734</text:p>
          </table:table-cell>
          <table:table-cell table:style-name="Default"/>
          <table:table-cell table:formula="of:=SIN([.G12]/2/180*PI())/[.$F$2]" office:value-type="float" office:value="0.136114234885639" calcext:value-type="float">
            <text:p>0,1361142349</text:p>
          </table:table-cell>
          <table:table-cell/>
          <table:table-cell table:style-name="ce1" table:formula="of:=[.$M$3]*EXP(-[.$M$4]*[.$K12]^2)+[.$N$3]*EXP(-[.$N$4]*[.$K12]^2)+[.$O$3]*EXP(-[.$O$4]*[.$K12]^2)+[.$P$3]*EXP(-[.$P$4]*[.$K12]^2)+[.$Q$3]*EXP(-[.$Q$4]*[.$K12]^2)+[.$S$3]" office:value-type="float" office:value="25.857163812928" calcext:value-type="float">
            <text:p>25,86</text:p>
          </table:table-cell>
          <table:table-cell table:style-name="ce1" table:formula="of:=[.$M$5]*EXP(-[.$M$6]*[.$K12]^2)+[.$N$5]*EXP(-[.$N$6]*[.$K12]^2)+[.$O$5]*EXP(-[.$O$6]*[.$K12]^2)+[.$P$5]*EXP(-[.$P$6]*[.$K12]^2)+[.$Q$5]*EXP(-[.$Q$6]*[.$K12]^2)+[.$S$5]" office:value-type="float" office:value="72.4898992717733" calcext:value-type="float">
            <text:p>72,49</text:p>
          </table:table-cell>
          <table:table-cell/>
          <table:table-cell table:style-name="ce5" office:value-type="float" office:value="299.002" calcext:value-type="float">
            <text:p>299,002</text:p>
          </table:table-cell>
          <table:table-cell office:value-type="float" office:value="6" calcext:value-type="float">
            <text:p>6</text:p>
          </table:table-cell>
          <table:table-cell table:formula="of:=(1+COS([.G12]*PI()/180)^2)/(4*SIN([.G12]*PI()/180/2)^2*COS([.G12]*PI()/180/2))" office:value-type="float" office:value="10.6322737619571" calcext:value-type="float">
            <text:p>10,632273762</text:p>
          </table:table-cell>
          <table:table-cell/>
          <table:table-cell table:formula="of:=[.P12]/[.P14]*(([.N14]+[.M14]*3)/([.N12]-[.M12]))^2*(([.Q14]*[.R14])/([.Q12]*[.R12]))" office:value-type="float" office:value="1.60100878405321" calcext:value-type="float">
            <text:p>1,6010087841</text:p>
          </table:table-cell>
          <table:table-cell table:formula="of:=SQRT([.T12])" office:value-type="float" office:value="1.26530975814352" calcext:value-type="float">
            <text:p>1,265309758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2" calcext:value-type="float">
            <text:p>2</text:p>
          </table:table-cell>
          <table:table-cell office:value-type="float" office:value="38.31" calcext:value-type="float">
            <text:p>38,31</text:p>
          </table:table-cell>
          <table:table-cell/>
          <table:table-cell table:style-name="ce3" table:formula="of:=([.$F$2]*SQRT([.F13]))/(2*SIN([.G13]*PI()/(2*180)))" office:value-type="float" office:value="3.32278399319854" calcext:value-type="float">
            <text:p>3,3228</text:p>
          </table:table-cell>
          <table:table-cell table:style-name="Default"/>
          <table:table-cell table:formula="of:=SIN([.G14]/2/180*PI())/[.$F$2]" office:value-type="float" office:value="0.231785530897148" calcext:value-type="float">
            <text:p>0,2317855309</text:p>
          </table:table-cell>
          <table:table-cell/>
          <table:table-cell table:style-name="ce1" table:formula="of:=[.$M$3]*EXP(-[.$M$4]*[.$K13]^2)+[.$N$3]*EXP(-[.$N$4]*[.$K13]^2)+[.$O$3]*EXP(-[.$O$4]*[.$K13]^2)+[.$P$3]*EXP(-[.$P$4]*[.$K13]^2)+[.$Q$3]*EXP(-[.$Q$4]*[.$K13]^2)+[.$S$3]" office:value-type="float" office:value="22.3680883847434" calcext:value-type="float">
            <text:p>22,37</text:p>
          </table:table-cell>
          <table:table-cell table:style-name="ce1" table:formula="of:=[.$M$5]*EXP(-[.$M$6]*[.$K13]^2)+[.$N$5]*EXP(-[.$N$6]*[.$K13]^2)+[.$O$5]*EXP(-[.$O$6]*[.$K13]^2)+[.$P$5]*EXP(-[.$P$6]*[.$K13]^2)+[.$Q$5]*EXP(-[.$Q$6]*[.$K13]^2)+[.$S$5]" office:value-type="float" office:value="64.6726459325461" calcext:value-type="float">
            <text:p>64,67</text:p>
          </table:table-cell>
          <table:table-cell/>
          <table:table-cell table:style-name="ce5" office:value-type="float" office:value="227.711" calcext:value-type="float">
            <text:p>227,711</text:p>
          </table:table-cell>
          <table:table-cell office:value-type="float" office:value="12" calcext:value-type="float">
            <text:p>12</text:p>
          </table:table-cell>
          <table:table-cell table:formula="of:=(1+COS([.G14]*PI()/180)^2)/(4*SIN([.G14]*PI()/180/2)^2*COS([.G14]*PI()/180/2))" office:value-type="float" office:value="3.25744279437029" calcext:value-type="float">
            <text:p>3,2574427944</text:p>
          </table:table-cell>
          <table:table-cell/>
          <table:table-cell table:formula="of:=[.P13]/[.P14]*(([.N14]+[.M14]*3)/([.N13]-[.M13]))^2*(([.Q14]*[.R14])/([.Q13]*[.R13]))" office:value-type="float" office:value="2.41785614497232" calcext:value-type="float">
            <text:p>2,417856145</text:p>
          </table:table-cell>
          <table:table-cell table:formula="of:=SQRT([.T13])" office:value-type="float" office:value="1.55494570483098" calcext:value-type="float">
            <text:p>1,55494570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14]^2+[.C14]^2+[.D14]^2" office:value-type="float" office:value="3" calcext:value-type="float">
            <text:p>3</text:p>
          </table:table-cell>
          <table:table-cell office:value-type="float" office:value="41.88" calcext:value-type="float">
            <text:p>41,88</text:p>
          </table:table-cell>
          <table:table-cell/>
          <table:table-cell table:style-name="ce3" table:formula="of:=([.$F$2]*SQRT([.F14]))/(2*SIN([.G14]*PI()/(2*180)))" office:value-type="float" office:value="4.07365660636939" calcext:value-type="float">
            <text:p>4,0737</text:p>
          </table:table-cell>
          <table:table-cell table:style-name="Default"/>
          <table:table-cell table:formula="of:=SIN([.G14]/2/180*PI())/[.$F$2]" office:value-type="float" office:value="0.212591655965886" calcext:value-type="float">
            <text:p>0,212591656</text:p>
          </table:table-cell>
          <table:table-cell/>
          <table:table-cell table:style-name="ce1" table:formula="of:=[.$M$3]*EXP(-[.$M$4]*[.$K14]^2)+[.$N$3]*EXP(-[.$N$4]*[.$K14]^2)+[.$O$3]*EXP(-[.$O$4]*[.$K14]^2)+[.$P$3]*EXP(-[.$P$4]*[.$K14]^2)+[.$Q$3]*EXP(-[.$Q$4]*[.$K14]^2)+[.$S$3]" office:value-type="float" office:value="23.0757201856045" calcext:value-type="float">
            <text:p>23,08</text:p>
          </table:table-cell>
          <table:table-cell table:style-name="ce1" table:formula="of:=[.$M$5]*EXP(-[.$M$6]*[.$K14]^2)+[.$N$5]*EXP(-[.$N$6]*[.$K14]^2)+[.$O$5]*EXP(-[.$O$6]*[.$K14]^2)+[.$P$5]*EXP(-[.$P$6]*[.$K14]^2)+[.$Q$5]*EXP(-[.$Q$6]*[.$K14]^2)+[.$S$5]" office:value-type="float" office:value="66.228018310885" calcext:value-type="float">
            <text:p>66,23</text:p>
          </table:table-cell>
          <table:table-cell/>
          <table:table-cell table:style-name="ce5" office:value-type="float" office:value="786.621" calcext:value-type="float">
            <text:p>786,621</text:p>
          </table:table-cell>
          <table:table-cell office:value-type="float" office:value="8" calcext:value-type="float">
            <text:p>8</text:p>
          </table:table-cell>
          <table:table-cell table:formula="of:=(1+COS([.G14]*PI()/180)^2)/(4*SIN([.G14]*PI()/180/2)^2*COS([.G14]*PI()/180/2))" office:value-type="float" office:value="3.98073371278263" calcext:value-type="float">
            <text:p>3,9807337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4" calcext:value-type="float">
            <text:p>4</text:p>
          </table:table-cell>
          <table:table-cell office:value-type="float" office:value="48.61" calcext:value-type="float">
            <text:p>48,61</text:p>
          </table:table-cell>
          <table:table-cell/>
          <table:table-cell table:style-name="ce3" table:formula="of:=([.$F$2]*SQRT([.F15]))/(2*SIN([.G15]*PI()/(2*180)))" office:value-type="float" office:value="3.74616832283386" calcext:value-type="float">
            <text:p>3,7462</text:p>
          </table:table-cell>
          <table:table-cell table:style-name="Default"/>
          <table:table-cell table:formula="of:=SIN([.G14]/2/180*PI())/[.$F$2]" office:value-type="float" office:value="0.231785530897148" calcext:value-type="float">
            <text:p>0,2317855309</text:p>
          </table:table-cell>
          <table:table-cell/>
          <table:table-cell table:style-name="ce1" table:formula="of:=[.$M$3]*EXP(-[.$M$4]*[.$K15]^2)+[.$N$3]*EXP(-[.$N$4]*[.$K15]^2)+[.$O$3]*EXP(-[.$O$4]*[.$K15]^2)+[.$P$3]*EXP(-[.$P$4]*[.$K15]^2)+[.$Q$3]*EXP(-[.$Q$4]*[.$K15]^2)+[.$S$3]" office:value-type="float" office:value="22.3680883847434" calcext:value-type="float">
            <text:p>22,37</text:p>
          </table:table-cell>
          <table:table-cell table:style-name="ce1" table:formula="of:=[.$M$5]*EXP(-[.$M$6]*[.$K15]^2)+[.$N$5]*EXP(-[.$N$6]*[.$K15]^2)+[.$O$5]*EXP(-[.$O$6]*[.$K15]^2)+[.$P$5]*EXP(-[.$P$6]*[.$K15]^2)+[.$Q$5]*EXP(-[.$Q$6]*[.$K15]^2)+[.$S$5]" office:value-type="float" office:value="64.6726459325461" calcext:value-type="float">
            <text:p>64,67</text:p>
          </table:table-cell>
          <table:table-cell/>
          <table:table-cell table:style-name="ce5" office:value-type="float" office:value="895.07" calcext:value-type="float">
            <text:p>895,07</text:p>
          </table:table-cell>
          <table:table-cell office:value-type="float" office:value="6" calcext:value-type="float">
            <text:p>6</text:p>
          </table:table-cell>
          <table:table-cell table:formula="of:=(1+COS([.G14]*PI()/180)^2)/(4*SIN([.G14]*PI()/180/2)^2*COS([.G14]*PI()/180/2))" office:value-type="float" office:value="3.25744279437029" calcext:value-type="float">
            <text:p>3,2574427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5" calcext:value-type="float">
            <text:p>5</text:p>
          </table:table-cell>
          <table:table-cell office:value-type="float" office:value="53.65" calcext:value-type="float">
            <text:p>53,65</text:p>
          </table:table-cell>
          <table:table-cell/>
          <table:table-cell table:style-name="ce3" table:formula="of:=([.$F$2]*SQRT([.F16]))/(2*SIN([.G16]*PI()/(2*180)))" office:value-type="float" office:value="3.8201258971186" calcext:value-type="float">
            <text:p>3,8201</text:p>
          </table:table-cell>
          <table:table-cell table:style-name="Default"/>
          <table:table-cell table:formula="of:=SIN([.G16]/2/180*PI())/[.$F$2]" office:value-type="float" office:value="0.292669409035234" calcext:value-type="float">
            <text:p>0,292669409</text:p>
          </table:table-cell>
          <table:table-cell/>
          <table:table-cell table:style-name="ce1" table:formula="of:=[.$M$3]*EXP(-[.$M$4]*[.$K16]^2)+[.$N$3]*EXP(-[.$N$4]*[.$K16]^2)+[.$O$3]*EXP(-[.$O$4]*[.$K16]^2)+[.$P$3]*EXP(-[.$P$4]*[.$K16]^2)+[.$Q$3]*EXP(-[.$Q$4]*[.$K16]^2)+[.$S$3]" office:value-type="float" office:value="20.1385033003906" calcext:value-type="float">
            <text:p>20,14</text:p>
          </table:table-cell>
          <table:table-cell table:style-name="ce1" table:formula="of:=[.$M$5]*EXP(-[.$M$6]*[.$K16]^2)+[.$N$5]*EXP(-[.$N$6]*[.$K16]^2)+[.$O$5]*EXP(-[.$O$6]*[.$K16]^2)+[.$P$5]*EXP(-[.$P$6]*[.$K16]^2)+[.$Q$5]*EXP(-[.$Q$6]*[.$K16]^2)+[.$S$5]" office:value-type="float" office:value="59.9588938546579" calcext:value-type="float">
            <text:p>59,96</text:p>
          </table:table-cell>
          <table:table-cell/>
          <table:table-cell table:style-name="ce5" office:value-type="float" office:value="201.355" calcext:value-type="float">
            <text:p>201,355</text:p>
          </table:table-cell>
          <table:table-cell office:value-type="float" office:value="24" calcext:value-type="float">
            <text:p>24</text:p>
          </table:table-cell>
          <table:table-cell table:formula="of:=(1+COS([.G16]*PI()/180)^2)/(4*SIN([.G16]*PI()/180/2)^2*COS([.G16]*PI()/180/2))" office:value-type="float" office:value="1.85897922375714" calcext:value-type="float">
            <text:p>1,8589792238</text:p>
          </table:table-cell>
          <table:table-cell/>
          <table:table-cell table:formula="of:=[.P16]/[.P15]*(([.N15]+[.M15]*3)/([.N16]-[.M16]))^2*(([.Q15]*[.R15])/([.Q16]*[.R16]))" office:value-type="float" office:value="1.07923321640457" calcext:value-type="float">
            <text:p>1,0792332164</text:p>
          </table:table-cell>
          <table:table-cell table:formula="of:=SQRT([.T16])" office:value-type="float" office:value="1.038861500107" calcext:value-type="float">
            <text:p>1,03886150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6" calcext:value-type="float">
            <text:p>6</text:p>
          </table:table-cell>
          <table:table-cell office:value-type="float" office:value="64.47" calcext:value-type="float">
            <text:p>64,47</text:p>
          </table:table-cell>
          <table:table-cell/>
          <table:table-cell table:style-name="ce3" table:formula="of:=([.$F$2]*SQRT([.F17]))/(2*SIN([.G17]*PI()/(2*180)))" office:value-type="float" office:value="3.54041731064919" calcext:value-type="float">
            <text:p>3,5404</text:p>
          </table:table-cell>
          <table:table-cell table:style-name="Default"/>
          <table:table-cell table:formula="of:=SIN([.G17]/2/180*PI())/[.$F$2]" office:value-type="float" office:value="0.345932347496915" calcext:value-type="float">
            <text:p>0,3459323475</text:p>
          </table:table-cell>
          <table:table-cell/>
          <table:table-cell table:style-name="ce1" table:formula="of:=[.$M$3]*EXP(-[.$M$4]*[.$K17]^2)+[.$N$3]*EXP(-[.$N$4]*[.$K17]^2)+[.$O$3]*EXP(-[.$O$4]*[.$K17]^2)+[.$P$3]*EXP(-[.$P$4]*[.$K17]^2)+[.$Q$3]*EXP(-[.$Q$4]*[.$K17]^2)+[.$S$3]" office:value-type="float" office:value="18.2664841267658" calcext:value-type="float">
            <text:p>18,27</text:p>
          </table:table-cell>
          <table:table-cell table:style-name="ce1" table:formula="of:=[.$M$5]*EXP(-[.$M$6]*[.$K17]^2)+[.$N$5]*EXP(-[.$N$6]*[.$K17]^2)+[.$O$5]*EXP(-[.$O$6]*[.$K17]^2)+[.$P$5]*EXP(-[.$P$6]*[.$K17]^2)+[.$Q$5]*EXP(-[.$Q$6]*[.$K17]^2)+[.$S$5]" office:value-type="float" office:value="56.1475671366014" calcext:value-type="float">
            <text:p>56,15</text:p>
          </table:table-cell>
          <table:table-cell/>
          <table:table-cell table:style-name="ce5" office:value-type="float" office:value="254.298" calcext:value-type="float">
            <text:p>254,298</text:p>
          </table:table-cell>
          <table:table-cell office:value-type="float" office:value="24" calcext:value-type="float">
            <text:p>24</text:p>
          </table:table-cell>
          <table:table-cell table:formula="of:=(1+COS([.G17]*PI()/180)^2)/(4*SIN([.G17]*PI()/180/2)^2*COS([.G17]*PI()/180/2))" office:value-type="float" office:value="1.23178497650638" calcext:value-type="float">
            <text:p>1,2317849765</text:p>
          </table:table-cell>
          <table:table-cell/>
          <table:table-cell table:formula="of:=[.P17]/[.P14]*(([.N14]+[.M14]*3)/([.N17]-[.M17]))^2*(([.Q14]*[.R14])/([.Q17]*[.R17]))" office:value-type="float" office:value="4.45277583286903" calcext:value-type="float">
            <text:p>4,4527758329</text:p>
          </table:table-cell>
          <table:table-cell table:formula="of:=SQRT([.T17])" office:value-type="float" office:value="2.1101601438917" calcext:value-type="float">
            <text:p>2,110160143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8" calcext:value-type="float">
            <text:p>8</text:p>
          </table:table-cell>
          <table:table-cell office:value-type="float" office:value="71.25" calcext:value-type="float">
            <text:p>71,25</text:p>
          </table:table-cell>
          <table:table-cell/>
          <table:table-cell table:style-name="ce3" table:formula="of:=([.$F$2]*SQRT([.F18]))/(2*SIN([.G18]*PI()/(2*180)))" office:value-type="float" office:value="3.74362126403953" calcext:value-type="float">
            <text:p>3,7436</text:p>
          </table:table-cell>
          <table:table-cell table:style-name="Default"/>
          <table:table-cell table:formula="of:=SIN([.G18]/2/180*PI())/[.$F$2]" office:value-type="float" office:value="0.377766195517091" calcext:value-type="float">
            <text:p>0,3777661955</text:p>
          </table:table-cell>
          <table:table-cell/>
          <table:table-cell table:style-name="ce1" table:formula="of:=[.$M$3]*EXP(-[.$M$4]*[.$K18]^2)+[.$N$3]*EXP(-[.$N$4]*[.$K18]^2)+[.$O$3]*EXP(-[.$O$4]*[.$K18]^2)+[.$P$3]*EXP(-[.$P$4]*[.$K18]^2)+[.$Q$3]*EXP(-[.$Q$4]*[.$K18]^2)+[.$S$3]" office:value-type="float" office:value="17.2098873249538" calcext:value-type="float">
            <text:p>17,21</text:p>
          </table:table-cell>
          <table:table-cell table:style-name="ce1" table:formula="of:=[.$M$5]*EXP(-[.$M$6]*[.$K18]^2)+[.$N$5]*EXP(-[.$N$6]*[.$K18]^2)+[.$O$5]*EXP(-[.$O$6]*[.$K18]^2)+[.$P$5]*EXP(-[.$P$6]*[.$K18]^2)+[.$Q$5]*EXP(-[.$Q$6]*[.$K18]^2)+[.$S$5]" office:value-type="float" office:value="54.0161789059217" calcext:value-type="float">
            <text:p>54,02</text:p>
          </table:table-cell>
          <table:table-cell/>
          <table:table-cell table:style-name="ce5" office:value-type="float" office:value="669.779" calcext:value-type="float">
            <text:p>669,779</text:p>
          </table:table-cell>
          <table:table-cell office:value-type="float" office:value="12" calcext:value-type="float">
            <text:p>12</text:p>
          </table:table-cell>
          <table:table-cell table:formula="of:=(1+COS([.G18]*PI()/180)^2)/(4*SIN([.G18]*PI()/180/2)^2*COS([.G18]*PI()/180/2))" office:value-type="float" office:value="1.00017402098693" calcext:value-type="float">
            <text:p>1,000174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9" calcext:value-type="float">
            <text:p>9</text:p>
          </table:table-cell>
          <table:table-cell office:value-type="float" office:value="76.11" calcext:value-type="float">
            <text:p>76,11</text:p>
          </table:table-cell>
          <table:table-cell/>
          <table:table-cell table:style-name="ce3" table:formula="of:=([.$F$2]*SQRT([.F19]))/(2*SIN([.G19]*PI()/(2*180)))" office:value-type="float" office:value="3.75208283562994" calcext:value-type="float">
            <text:p>3,7521</text:p>
          </table:table-cell>
          <table:table-cell table:style-name="Default"/>
          <table:table-cell table:formula="of:=SIN([.G19]/2/180*PI())/[.$F$2]" office:value-type="float" office:value="0.39977795419545" calcext:value-type="float">
            <text:p>0,3997779542</text:p>
          </table:table-cell>
          <table:table-cell/>
          <table:table-cell table:style-name="ce1" table:formula="of:=[.$M$3]*EXP(-[.$M$4]*[.$K19]^2)+[.$N$3]*EXP(-[.$N$4]*[.$K19]^2)+[.$O$3]*EXP(-[.$O$4]*[.$K19]^2)+[.$P$3]*EXP(-[.$P$4]*[.$K19]^2)+[.$Q$3]*EXP(-[.$Q$4]*[.$K19]^2)+[.$S$3]" office:value-type="float" office:value="16.512420978248" calcext:value-type="float">
            <text:p>16,51</text:p>
          </table:table-cell>
          <table:table-cell table:style-name="ce1" table:formula="of:=[.$M$5]*EXP(-[.$M$6]*[.$K19]^2)+[.$N$5]*EXP(-[.$N$6]*[.$K19]^2)+[.$O$5]*EXP(-[.$O$6]*[.$K19]^2)+[.$P$5]*EXP(-[.$P$6]*[.$K19]^2)+[.$Q$5]*EXP(-[.$Q$6]*[.$K19]^2)+[.$S$5]" office:value-type="float" office:value="52.6087219223619" calcext:value-type="float">
            <text:p>52,61</text:p>
          </table:table-cell>
          <table:table-cell/>
          <table:table-cell table:style-name="ce5" office:value-type="float" office:value="248.424" calcext:value-type="float">
            <text:p>248,424</text:p>
          </table:table-cell>
          <table:table-cell office:value-type="float" office:value="24" calcext:value-type="float">
            <text:p>24</text:p>
          </table:table-cell>
          <table:table-cell table:formula="of:=(1+COS([.G19]*PI()/180)^2)/(4*SIN([.G19]*PI()/180/2)^2*COS([.G19]*PI()/180/2))" office:value-type="float" office:value="0.883724300238966" calcext:value-type="float">
            <text:p>0,8837243002</text:p>
          </table:table-cell>
          <table:table-cell/>
          <table:table-cell table:formula="of:=[.P19]/[.P14]*(([.N14]+[.M14]*3)/([.N19]-[.M19]))^2*(([.Q14]*[.R14])/([.Q19]*[.R19]))" office:value-type="float" office:value="6.67757722836439" calcext:value-type="float">
            <text:p>6,6775772284</text:p>
          </table:table-cell>
          <table:table-cell table:formula="of:=SQRT([.T19])" office:value-type="float" office:value="2.58410085491344" calcext:value-type="float">
            <text:p>2,584100854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^2+[.C20]^2+[.D20]^2" office:value-type="float" office:value="9" calcext:value-type="float">
            <text:p>9</text:p>
          </table:table-cell>
          <table:table-cell office:value-type="float" office:value="76.11" calcext:value-type="float">
            <text:p>76,11</text:p>
          </table:table-cell>
          <table:table-cell/>
          <table:table-cell table:style-name="ce3" table:formula="of:=([.$F$2]*SQRT([.F20]))/(2*SIN([.G20]*PI()/(2*180)))" office:value-type="float" office:value="3.75208283562994" calcext:value-type="float">
            <text:p>3,7521</text:p>
          </table:table-cell>
          <table:table-cell table:style-name="Default"/>
          <table:table-cell table:formula="of:=SIN([.G20]/2/180*PI())/[.$F$2]" office:value-type="float" office:value="0.39977795419545" calcext:value-type="float">
            <text:p>0,3997779542</text:p>
          </table:table-cell>
          <table:table-cell/>
          <table:table-cell table:style-name="ce1" table:formula="of:=[.$M$3]*EXP(-[.$M$4]*[.$K20]^2)+[.$N$3]*EXP(-[.$N$4]*[.$K20]^2)+[.$O$3]*EXP(-[.$O$4]*[.$K20]^2)+[.$P$3]*EXP(-[.$P$4]*[.$K20]^2)+[.$Q$3]*EXP(-[.$Q$4]*[.$K20]^2)+[.$S$3]" office:value-type="float" office:value="16.512420978248" calcext:value-type="float">
            <text:p>16,51</text:p>
          </table:table-cell>
          <table:table-cell table:style-name="ce1" table:formula="of:=[.$M$5]*EXP(-[.$M$6]*[.$K20]^2)+[.$N$5]*EXP(-[.$N$6]*[.$K20]^2)+[.$O$5]*EXP(-[.$O$6]*[.$K20]^2)+[.$P$5]*EXP(-[.$P$6]*[.$K20]^2)+[.$Q$5]*EXP(-[.$Q$6]*[.$K20]^2)+[.$S$5]" office:value-type="float" office:value="52.6087219223619" calcext:value-type="float">
            <text:p>52,61</text:p>
          </table:table-cell>
          <table:table-cell/>
          <table:table-cell table:style-name="ce5" office:value-type="float" office:value="248.424" calcext:value-type="float">
            <text:p>248,424</text:p>
          </table:table-cell>
          <table:table-cell office:value-type="float" office:value="6" calcext:value-type="float">
            <text:p>6</text:p>
          </table:table-cell>
          <table:table-cell table:formula="of:=(1+COS([.G20]*PI()/180)^2)/(4*SIN([.G20]*PI()/180/2)^2*COS([.G20]*PI()/180/2))" office:value-type="float" office:value="0.883724300238966" calcext:value-type="float">
            <text:p>0,8837243002</text:p>
          </table:table-cell>
          <table:table-cell/>
          <table:table-cell table:formula="of:=[.P20]/[.P19]*(([.N19]+[.M19]*3)/([.N20]-[.M20]))^2*(([.Q19]*[.R19])/([.Q20]*[.R20]))" office:value-type="float" office:value="32.0314938968219" calcext:value-type="float">
            <text:p>32,0314938968</text:p>
          </table:table-cell>
          <table:table-cell table:formula="of:=SQRT([.T20])" office:value-type="float" office:value="5.65963725841347" calcext:value-type="float">
            <text:p>5,659637258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^2+[.C21]^2+[.D21]^2" office:value-type="float" office:value="10" calcext:value-type="float">
            <text:p>10</text:p>
          </table:table-cell>
          <table:table-cell office:value-type="float" office:value="80.24" calcext:value-type="float">
            <text:p>80,24</text:p>
          </table:table-cell>
          <table:table-cell/>
          <table:table-cell table:style-name="ce3" table:formula="of:=([.$F$2]*SQRT([.F21]))/(2*SIN([.G21]*PI()/(2*180)))" office:value-type="float" office:value="3.78335433192171" calcext:value-type="float">
            <text:p>3,7834</text:p>
          </table:table-cell>
          <table:table-cell table:style-name="Default"/>
          <table:table-cell table:formula="of:=SIN([.G21]/2/180*PI())/[.$F$2]" office:value-type="float" office:value="0.417919838156177" calcext:value-type="float">
            <text:p>0,4179198382</text:p>
          </table:table-cell>
          <table:table-cell/>
          <table:table-cell table:style-name="ce1" table:formula="of:=[.$M$3]*EXP(-[.$M$4]*[.$K21]^2)+[.$N$3]*EXP(-[.$N$4]*[.$K21]^2)+[.$O$3]*EXP(-[.$O$4]*[.$K21]^2)+[.$P$3]*EXP(-[.$P$4]*[.$K21]^2)+[.$Q$3]*EXP(-[.$Q$4]*[.$K21]^2)+[.$S$3]" office:value-type="float" office:value="15.9593366770881" calcext:value-type="float">
            <text:p>15,96</text:p>
          </table:table-cell>
          <table:table-cell table:style-name="ce1" table:formula="of:=[.$M$5]*EXP(-[.$M$6]*[.$K21]^2)+[.$N$5]*EXP(-[.$N$6]*[.$K21]^2)+[.$O$5]*EXP(-[.$O$6]*[.$K21]^2)+[.$P$5]*EXP(-[.$P$6]*[.$K21]^2)+[.$Q$5]*EXP(-[.$Q$6]*[.$K21]^2)+[.$S$5]" office:value-type="float" office:value="51.4901357767451" calcext:value-type="float">
            <text:p>51,49</text:p>
          </table:table-cell>
          <table:table-cell/>
          <table:table-cell table:style-name="ce5" office:value-type="float" office:value="247.918" calcext:value-type="float">
            <text:p>247,918</text:p>
          </table:table-cell>
          <table:table-cell office:value-type="float" office:value="24" calcext:value-type="float">
            <text:p>24</text:p>
          </table:table-cell>
          <table:table-cell table:formula="of:=(1+COS([.G21]*PI()/180)^2)/(4*SIN([.G21]*PI()/180/2)^2*COS([.G21]*PI()/180/2))" office:value-type="float" office:value="0.809947925735871" calcext:value-type="float">
            <text:p>0,8099479257</text:p>
          </table:table-cell>
          <table:table-cell/>
          <table:table-cell table:formula="of:=[.P21]/[.P22]*(([.N22]+[.M22]*3)/([.N21]-[.M21]))^2*(([.Q22]*[.R22])/([.Q21]*[.R21]))" office:value-type="float" office:value="1.98712175508185" calcext:value-type="float">
            <text:p>1,9871217551</text:p>
          </table:table-cell>
          <table:table-cell table:formula="of:=SQRT([.T21])" office:value-type="float" office:value="1.40965306195597" calcext:value-type="float">
            <text:p>1,40965306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2]^2+[.C22]^2+[.D22]^2" office:value-type="float" office:value="11" calcext:value-type="float">
            <text:p>11</text:p>
          </table:table-cell>
          <table:table-cell office:value-type="float" office:value="86.04" calcext:value-type="float">
            <text:p>86,04</text:p>
          </table:table-cell>
          <table:table-cell/>
          <table:table-cell table:style-name="ce3" table:formula="of:=([.$F$2]*SQRT([.F22]))/(2*SIN([.G22]*PI()/(2*180)))" office:value-type="float" office:value="3.74780264696921" calcext:value-type="float">
            <text:p>3,7478</text:p>
          </table:table-cell>
          <table:table-cell table:style-name="Default"/>
          <table:table-cell table:formula="of:=SIN([.G22]/2/180*PI())/[.$F$2]" office:value-type="float" office:value="0.442475912257213" calcext:value-type="float">
            <text:p>0,4424759123</text:p>
          </table:table-cell>
          <table:table-cell/>
          <table:table-cell table:style-name="ce1" table:formula="of:=[.$M$3]*EXP(-[.$M$4]*[.$K22]^2)+[.$N$3]*EXP(-[.$N$4]*[.$K22]^2)+[.$O$3]*EXP(-[.$O$4]*[.$K22]^2)+[.$P$3]*EXP(-[.$P$4]*[.$K22]^2)+[.$Q$3]*EXP(-[.$Q$4]*[.$K22]^2)+[.$S$3]" office:value-type="float" office:value="15.2429870978314" calcext:value-type="float">
            <text:p>15,24</text:p>
          </table:table-cell>
          <table:table-cell table:style-name="ce1" table:formula="of:=[.$M$5]*EXP(-[.$M$6]*[.$K22]^2)+[.$N$5]*EXP(-[.$N$6]*[.$K22]^2)+[.$O$5]*EXP(-[.$O$6]*[.$K22]^2)+[.$P$5]*EXP(-[.$P$6]*[.$K22]^2)+[.$Q$5]*EXP(-[.$Q$6]*[.$K22]^2)+[.$S$5]" office:value-type="float" office:value="50.0358897525192" calcext:value-type="float">
            <text:p>50,04</text:p>
          </table:table-cell>
          <table:table-cell/>
          <table:table-cell table:style-name="ce5" office:value-type="float" office:value="825.957" calcext:value-type="float">
            <text:p>825,957</text:p>
          </table:table-cell>
          <table:table-cell office:value-type="float" office:value="24" calcext:value-type="float">
            <text:p>24</text:p>
          </table:table-cell>
          <table:table-cell table:formula="of:=(1+COS([.G22]*PI()/180)^2)/(4*SIN([.G22]*PI()/180/2)^2*COS([.G22]*PI()/180/2))" office:value-type="float" office:value="0.738122814598219" calcext:value-type="float">
            <text:p>0,7381228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B23]^2+[.C23]^2+[.D23]^2" office:value-type="float" office:value="12" calcext:value-type="float">
            <text:p>12</text:p>
          </table:table-cell>
          <table:table-cell office:value-type="float" office:value="90.93" calcext:value-type="float">
            <text:p>90,93</text:p>
          </table:table-cell>
          <table:table-cell/>
          <table:table-cell table:style-name="ce3" table:formula="of:=([.$F$2]*SQRT([.F23]))/(2*SIN([.G23]*PI()/(2*180)))" office:value-type="float" office:value="3.7465854862404" calcext:value-type="float">
            <text:p>3,7466</text:p>
          </table:table-cell>
          <table:table-cell table:style-name="Default"/>
          <table:table-cell table:formula="of:=SIN([.G23]/2/180*PI())/[.$F$2]" office:value-type="float" office:value="0.462301157662079" calcext:value-type="float">
            <text:p>0,4623011577</text:p>
          </table:table-cell>
          <table:table-cell/>
          <table:table-cell table:style-name="ce1" table:formula="of:=[.$M$3]*EXP(-[.$M$4]*[.$K23]^2)+[.$N$3]*EXP(-[.$N$4]*[.$K23]^2)+[.$O$3]*EXP(-[.$O$4]*[.$K23]^2)+[.$P$3]*EXP(-[.$P$4]*[.$K23]^2)+[.$Q$3]*EXP(-[.$Q$4]*[.$K23]^2)+[.$S$3]" office:value-type="float" office:value="14.6920429757716" calcext:value-type="float">
            <text:p>14,69</text:p>
          </table:table-cell>
          <table:table-cell table:style-name="ce1" table:formula="of:=[.$M$5]*EXP(-[.$M$6]*[.$K23]^2)+[.$N$5]*EXP(-[.$N$6]*[.$K23]^2)+[.$O$5]*EXP(-[.$O$6]*[.$K23]^2)+[.$P$5]*EXP(-[.$P$6]*[.$K23]^2)+[.$Q$5]*EXP(-[.$Q$6]*[.$K23]^2)+[.$S$5]" office:value-type="float" office:value="48.9115343863694" calcext:value-type="float">
            <text:p>48,91</text:p>
          </table:table-cell>
          <table:table-cell/>
          <table:table-cell table:style-name="ce5" office:value-type="float" office:value="411.356" calcext:value-type="float">
            <text:p>411,356</text:p>
          </table:table-cell>
          <table:table-cell office:value-type="float" office:value="8" calcext:value-type="float">
            <text:p>8</text:p>
          </table:table-cell>
          <table:table-cell table:formula="of:=(1+COS([.G23]*PI()/180)^2)/(4*SIN([.G23]*PI()/180/2)^2*COS([.G23]*PI()/180/2))" office:value-type="float" office:value="0.701714456001839" calcext:value-type="float">
            <text:p>0,70171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^2+[.C24]^2+[.D24]^2" office:value-type="float" office:value="13" calcext:value-type="float">
            <text:p>13</text:p>
          </table:table-cell>
          <table:table-cell office:value-type="float" office:value="96.92" calcext:value-type="float">
            <text:p>96,92</text:p>
          </table:table-cell>
          <table:table-cell/>
          <table:table-cell table:style-name="ce3" table:formula="of:=([.$F$2]*SQRT([.F24]))/(2*SIN([.G24]*PI()/(2*180)))" office:value-type="float" office:value="3.71372874601247" calcext:value-type="float">
            <text:p>3,7137</text:p>
          </table:table-cell>
          <table:table-cell table:style-name="Default"/>
          <table:table-cell table:formula="of:=SIN([.G24]/2/180*PI())/[.$F$2]" office:value-type="float" office:value="0.485435464199608" calcext:value-type="float">
            <text:p>0,4854354642</text:p>
          </table:table-cell>
          <table:table-cell/>
          <table:table-cell table:style-name="ce1" table:formula="of:=[.$M$3]*EXP(-[.$M$4]*[.$K24]^2)+[.$N$3]*EXP(-[.$N$4]*[.$K24]^2)+[.$O$3]*EXP(-[.$O$4]*[.$K24]^2)+[.$P$3]*EXP(-[.$P$4]*[.$K24]^2)+[.$Q$3]*EXP(-[.$Q$4]*[.$K24]^2)+[.$S$3]" office:value-type="float" office:value="14.0800275242726" calcext:value-type="float">
            <text:p>14,08</text:p>
          </table:table-cell>
          <table:table-cell table:style-name="ce1" table:formula="of:=[.$M$5]*EXP(-[.$M$6]*[.$K24]^2)+[.$N$5]*EXP(-[.$N$6]*[.$K24]^2)+[.$O$5]*EXP(-[.$O$6]*[.$K24]^2)+[.$P$5]*EXP(-[.$P$6]*[.$K24]^2)+[.$Q$5]*EXP(-[.$Q$6]*[.$K24]^2)+[.$S$5]" office:value-type="float" office:value="47.654246176256" calcext:value-type="float">
            <text:p>47,65</text:p>
          </table:table-cell>
          <table:table-cell/>
          <table:table-cell table:style-name="ce5" office:value-type="float" office:value="253.682" calcext:value-type="float">
            <text:p>253,682</text:p>
          </table:table-cell>
          <table:table-cell office:value-type="float" office:value="24" calcext:value-type="float">
            <text:p>24</text:p>
          </table:table-cell>
          <table:table-cell table:formula="of:=(1+COS([.G24]*PI()/180)^2)/(4*SIN([.G24]*PI()/180/2)^2*COS([.G24]*PI()/180/2))" office:value-type="float" office:value="0.682679031530522" calcext:value-type="float">
            <text:p>0,6826790315</text:p>
          </table:table-cell>
          <table:table-cell/>
          <table:table-cell table:formula="of:=[.P24]/[.P18]*(([.N18]+[.M18]*3)/([.N24]-[.M24]))^2*(([.Q18]*[.R18])/([.Q24]*[.R24]))" office:value-type="float" office:value="2.7471357215714" calcext:value-type="float">
            <text:p>2,7471357216</text:p>
          </table:table-cell>
          <table:table-cell table:formula="of:=SQRT([.T24])" office:value-type="float" office:value="1.65744855774513" calcext:value-type="float">
            <text:p>1,65744855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7"/>
          <table:table-cell table:style-name="ce2" office:value-type="string" calcext:value-type="string">
            <text:p>Mittelwert</text:p>
          </table:table-cell>
          <table:table-cell table:style-name="ce2" office:value-type="string" calcext:value-type="string">
            <text:p>Standardabweichung</text:p>
          </table:table-cell>
          <table:table-cell table:style-name="Default"/>
          <table:table-cell table:number-columns-repeated="10"/>
          <table:table-cell table:formula="of:=AVERAGE([.U12:.U24])" office:value-type="float" office:value="2.16001460500015" calcext:value-type="float">
            <text:p>2,160014605</text:p>
          </table:table-cell>
          <table:table-cell table:formula="of:=STDEV([.U12:.U24])" office:value-type="float" office:value="1.49613300734293" calcext:value-type="float">
            <text:p>1,4961330073</text:p>
          </table:table-cell>
        </table:table-row>
        <table:table-row table:style-name="ro1">
          <table:table-cell table:number-columns-repeated="7"/>
          <table:table-cell table:style-name="ce2" table:formula="of:=AVERAGE([.I12:.I24])" office:value-type="float" office:value="3.72429195073217" calcext:value-type="float">
            <text:p>3,724</text:p>
          </table:table-cell>
          <table:table-cell table:style-name="ce2" table:formula="of:=STDEV([.I12:.I24])" office:value-type="float" office:value="0.167306207698565" calcext:value-type="float">
            <text:p>0,167</text:p>
          </table:table-cell>
          <table:table-cell table:style-name="Default"/>
          <table:table-cell table:number-columns-repeated="12"/>
        </table:table-row>
        <table:table-row table:style-name="ro1" table:number-rows-repeated="5">
          <table:table-cell table:number-columns-repeated="22"/>
        </table:table-row>
        <table:table-row table:style-name="ro1" table:number-rows-repeated="20">
          <table:table-cell table:number-columns-repeated="9"/>
          <table:table-cell table:style-name="Default"/>
          <table:table-cell table:number-columns-repeated="12"/>
        </table:table-row>
        <table:table-row table:style-name="ro1" table:number-rows-repeated="104852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.00.0000</text:date>, <text:time style:data-style-name="N2" text:time-value="09:14:40.2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52:40.692207292</meta:creation-date>
    <meta:generator>LibreOffice/5.0.4.2$Windows_x86 LibreOffice_project/2b9802c1994aa0b7dc6079e128979269cf95bc78</meta:generator>
    <meta:editing-duration>PT2H24M30S</meta:editing-duration>
    <meta:editing-cycles>48</meta:editing-cycles>
    <dc:date>2016-09-05T09:59:52.954000000</dc:date>
    <meta:document-statistic meta:table-count="3" meta:cell-count="605" meta:object-count="0"/>
    <meta:user-defined meta:name="qrichtext">1</meta:user-defined>
  </office:meta>
</office:document-meta>
</file>